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1.0729in"/>
    </style:style>
    <style:style style:name="Table1.D" style:family="table-column">
      <style:table-column-properties style:column-width="1.3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-0.0799in" fo:margin-right="0in" fo:text-indent="0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7ec40" officeooo:paragraph-rsid="0017ec40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officeooo:rsid="001a4a95" officeooo:paragraph-rsid="001a4a95"/>
    </style:style>
    <style:style style:name="P9" style:family="paragraph" style:parent-style-name="Standard">
      <style:text-properties officeooo:rsid="001a4a95" officeooo:paragraph-rsid="001a4a95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da4dc" officeooo:paragraph-rsid="001da4dc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tyle="italic" officeooo:rsid="001da4dc" officeooo:paragraph-rsid="001da4dc" style:font-style-asian="italic" style:font-style-complex="italic"/>
    </style:style>
    <style:style style:name="P12" style:family="paragraph" style:parent-style-name="Title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1">
      <style:text-properties fo:font-style="normal" style:font-style-asian="normal" style:font-style-complex="normal"/>
    </style:style>
    <style:style style:name="P14" style:family="paragraph" style:parent-style-name="List_20_Paragraph" style:list-style-name="WWNum1">
      <style:text-properties fo:font-style="normal" officeooo:rsid="001da4dc" officeooo:paragraph-rsid="001da4dc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ec40"/>
    </style:style>
    <style:style style:name="T3" style:family="text">
      <style:text-properties officeooo:rsid="0019729d"/>
    </style:style>
    <style:style style:name="T4" style:family="text">
      <style:text-properties officeooo:rsid="001bc88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fa4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ign Document and Test Plan</text:p>
      <text:p text:style-name="Standard"/>
      <text:p text:style-name="Standard">Name of team members who collaborated on the design and test plan:</text:p>
      <text:list xml:id="list1550576135" text:style-name="WWNum1">
        <text:list-item>
          <text:p text:style-name="P13">Name (first last): <text:span text:style-name="T4">Carl Brandenburg</text:span></text:p>
        </text:list-item>
        <text:list-item>
          <text:p text:style-name="P13">Name (first last): <text:span text:style-name="T3">Colton Owenby</text:span></text:p>
        </text:list-item>
        <text:list-item>
          <text:p text:style-name="P13">Name (first last): <text:span text:style-name="T4">Jaden Naylor</text:span></text:p>
        </text:list-item>
        <text:list-item>
          <text:p text:style-name="P14">Name (first last): Ryan Lamantia</text:p>
        </text:list-item>
      </text:list>
      <text:p text:style-name="Standard"><text:span text:style-name="T5">Name of programming challenge for which y</text:span>ou submit this document: <text:span text:style-name="T2">Bike to Campus</text:span></text:p>
      <text:h text:style-name="Heading_20_1" text:outline-level="1">Pseudocode </text:h>
      <text:p text:style-name="P7">(See Ch. 1.6 in our textbook for an example of how to write detailed pseudocode) </text:p>
      <text:p text:style-name="P8">Ask the user for the number of bike rides they have been on with 1 variable.</text:p>
      <text:p text:style-name="P8">Create a separate variable for the amount of points stored.</text:p>
      <text:p text:style-name="P8">Read the input from <text:span text:style-name="T6">the </text:span>user and assign a value to the bike variable based off of a predetermined number <text:span text:style-name="T6">of points.</text:span></text:p>
      <text:p text:style-name="P8">If the user inputs a number below 0 ask for them to enter a valid number <text:span text:style-name="T6">aka input validation.</text:span></text:p>
      <text:p text:style-name="P8">Display the number of points earned based off the number of bike rides input.</text:p>
      <text:h text:style-name="Heading_20_1" text:outline-level="1">Test Plan</text:h>
      <text:p text:style-name="P7">(See Ch. 5.13 in our textbook for an example of how to write a test plan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est #</text:p>
          </table:table-cell>
          <table:table-cell table:style-name="Table1.A1" office:value-type="string">
            <text:p text:style-name="P6">Purpose</text:p>
          </table:table-cell>
          <table:table-cell table:style-name="Table1.A1" office:value-type="string">
            <text:p text:style-name="P6">Input</text:p>
          </table:table-cell>
          <table:table-cell table:style-name="Table1.A1" office:value-type="string">
            <text:p text:style-name="P6">Expected Output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10">To test input validation</text:p>
          </table:table-cell>
          <table:table-cell table:style-name="Table1.A1" office:value-type="string">
            <text:p text:style-name="P4">-<text:span text:style-name="T2">1</text:span></text:p>
          </table:table-cell>
          <table:table-cell table:style-name="Table1.A1" office:value-type="string">
            <text:p text:style-name="P5">Asks user for valid input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10">To give the user the number of points reward for the number of bike rides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0">To give the user the number of points reward for the number of bike rides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11">To give the user the number of points reward for the number of bike rides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11">To give the user the number of points reward for the number of bike rides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11">To give the user the number of points reward for the number of bike rides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30</text:p>
          </table:table-cell>
        </table:table-row>
        <table:table-row table:style-name="Table1.1">
          <table:table-cell table:style-name="Table1.A8" office:value-type="string">
            <text:p text:style-name="P5">7</text:p>
          </table:table-cell>
          <table:table-cell table:style-name="Table1.A8" office:value-type="string">
            <text:p text:style-name="P10">To give the user the number of points reward for the number of bike rides</text:p>
          </table:table-cell>
          <table:table-cell table:style-name="Table1.A8" office:value-type="string">
            <text:p text:style-name="P5">5+</text:p>
          </table:table-cell>
          <table:table-cell table:style-name="Table1.A8" office:value-type="string">
            <text:p text:style-name="P5">5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4993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officeooo:rsid="001bc88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>CPSC 1021 Spring 202<text:span text:style-name="MT1">3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Lab 1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 Christoph Herzog</meta:initial-creator>
    <meta:editing-cycles>8</meta:editing-cycles>
    <meta:creation-date>2022-01-22T17:53:00</meta:creation-date>
    <dc:date>2023-01-23T16:58:23.638905378</dc:date>
    <meta:editing-duration>PT39M19S</meta:editing-duration>
    <meta:generator>LibreOffice/6.4.7.2$Linux_X86_64 LibreOffice_project/40$Build-2</meta:generator>
    <meta:document-statistic meta:table-count="3" meta:image-count="0" meta:object-count="0" meta:page-count="1" meta:paragraph-count="50" meta:word-count="300" meta:character-count="1476" meta:non-whitespace-character-count="12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